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Contents_20_2">
      <style:paragraph-properties>
        <style:tab-stops>
          <style:tab-stop style:position="6.6929in" style:type="right" style:leader-style="dotted" style:leader-text="."/>
        </style:tab-stops>
      </style:paragraph-propertie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Standard" style:list-style-name="L1"/>
    <style:style style:name="P75" style:family="paragraph" style:parent-style-name="Standard" style:list-style-name="L1">
      <style:text-properties style:text-line-through-style="solid" style:text-line-through-type="single"/>
    </style:style>
    <style:style style:name="P76" style:family="paragraph" style:parent-style-name="Standard" style:list-style-name="L1">
      <style:text-properties style:text-line-through-style="solid" style:text-line-through-type="single" officeooo:rsid="002d2eb9" officeooo:paragraph-rsid="002d2eb9"/>
    </style:style>
    <style:style style:name="P77" style:family="paragraph" style:parent-style-name="Standard" style:list-style-name="L1">
      <style:text-properties officeooo:rsid="001f4f63" officeooo:paragraph-rsid="001f4f63"/>
    </style:style>
    <style:style style:name="P78" style:family="paragraph" style:parent-style-name="Standard" style:list-style-name="L2">
      <style:text-properties officeooo:paragraph-rsid="003dd29a"/>
    </style:style>
    <style:style style:name="P79" style:family="paragraph" style:parent-style-name="Standard" style:list-style-name="L2">
      <style:text-properties officeooo:rsid="003dd29a" officeooo:paragraph-rsid="003dd29a"/>
    </style:style>
    <style:style style:name="P80" style:family="paragraph" style:parent-style-name="Standard">
      <style:text-properties officeooo:rsid="00925d0a" officeooo:paragraph-rsid="00925d0a"/>
    </style:style>
    <style:style style:name="P81" style:family="paragraph" style:parent-style-name="Standard" style:list-style-name="L3">
      <style:text-properties officeooo:rsid="00925d0a" officeooo:paragraph-rsid="00925d0a"/>
    </style:style>
    <style:style style:name="P82" style:family="paragraph" style:parent-style-name="Standard">
      <style:text-properties officeooo:rsid="00954498" officeooo:paragraph-rsid="00954498"/>
    </style:style>
    <style:style style:name="P83" style:family="paragraph" style:parent-style-name="Heading_20_1" style:list-style-name=""/>
    <style:style style:name="P84" style:family="paragraph" style:parent-style-name="Heading_20_1">
      <style:text-properties officeooo:paragraph-rsid="001beb55"/>
    </style:style>
    <style:style style:name="P85" style:family="paragraph" style:parent-style-name="Heading_20_1">
      <style:text-properties officeooo:rsid="001dc64d" officeooo:paragraph-rsid="001dc64d"/>
    </style:style>
    <style:style style:name="P86" style:family="paragraph" style:parent-style-name="Heading_20_1">
      <style:text-properties officeooo:rsid="0062a782" officeooo:paragraph-rsid="0062a782"/>
    </style:style>
    <style:style style:name="P87" style:family="paragraph" style:parent-style-name="Heading_20_1">
      <style:paragraph-properties fo:break-before="page"/>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fo:color="#f2cf8e" style:font-name="Source Code Pro" fo:font-size="13pt" fo:font-style="normal" fo:font-weight="normal" style:font-size-asian="13pt" style:font-style-asian="normal" style:font-weight-asian="normal"/>
    </style:style>
    <style:style style:name="T43" style:family="text">
      <style:text-properties officeooo:rsid="0093ed8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_Toc1084_187270813" text:style-name="Index_20_Link" text:visited-style-name="Index_20_Link">Code breakdown<text:tab/>2</text:a></text:p>
          <text:p text:style-name="P73"><text:a xlink:type="simple" xlink:href="#__RefHeading___Toc1086_187270813" text:style-name="Index_20_Link" text:visited-style-name="Index_20_Link">Simulation records<text:tab/>3</text:a></text:p>
          <text:p text:style-name="P73"><text:a xlink:type="simple" xlink:href="#__RefHeading___Toc1088_187270813" text:style-name="Index_20_Link" text:visited-style-name="Index_20_Link">Initial plans<text:tab/>4</text:a></text:p>
          <text:p text:style-name="P73"><text:a xlink:type="simple" xlink:href="#__RefHeading___Toc1090_187270813" text:style-name="Index_20_Link" text:visited-style-name="Index_20_Link">Brief outline<text:tab/>6</text:a></text:p>
          <text:p text:style-name="P73"><text:a xlink:type="simple" xlink:href="#__RefHeading___Toc1092_187270813" text:style-name="Index_20_Link" text:visited-style-name="Index_20_Link">Evodons<text:tab/>7</text:a></text:p>
          <text:p text:style-name="P73"><text:a xlink:type="simple" xlink:href="#__RefHeading___Toc1094_187270813" text:style-name="Index_20_Link" text:visited-style-name="Index_20_Link">20220817<text:tab/>7</text:a></text:p>
          <text:p text:style-name="P72"><text:a xlink:type="simple" xlink:href="#__RefHeading___Toc1096_187270813" text:style-name="Index_20_Link" text:visited-style-name="Index_20_Link">Char compression<text:tab/>8</text:a></text:p>
          <text:p text:style-name="P72"><text:a xlink:type="simple" xlink:href="#__RefHeading___Toc1098_187270813" text:style-name="Index_20_Link" text:visited-style-name="Index_20_Link">Regular dumping<text:tab/>8</text:a></text:p>
          <text:p text:style-name="P72"><text:a xlink:type="simple" xlink:href="#__RefHeading___Toc1100_187270813" text:style-name="Index_20_Link" text:visited-style-name="Index_20_Link">Phylogenetics<text:tab/>8</text:a></text:p>
          <text:p text:style-name="P72"><text:a xlink:type="simple" xlink:href="#__RefHeading___Toc1102_187270813" text:style-name="Index_20_Link" text:visited-style-name="Index_20_Link">Performance<text:tab/>9</text:a></text:p>
          <text:p text:style-name="P72"><text:a xlink:type="simple" xlink:href="#__RefHeading___Toc1104_187270813" text:style-name="Index_20_Link" text:visited-style-name="Index_20_Link">Variable input<text:tab/>9</text:a></text:p>
          <text:p text:style-name="P73"><text:a xlink:type="simple" xlink:href="#__RefHeading___Toc1106_187270813" text:style-name="Index_20_Link" text:visited-style-name="Index_20_Link">20220819<text:tab/>9</text:a></text:p>
          <text:p text:style-name="P73"><text:a xlink:type="simple" xlink:href="#__RefHeading___Toc1108_187270813" text:style-name="Index_20_Link" text:visited-style-name="Index_20_Link">20220908<text:tab/>9</text:a></text:p>
          <text:p text:style-name="P73"><text:a xlink:type="simple" xlink:href="#__RefHeading___Toc1110_187270813" text:style-name="Index_20_Link" text:visited-style-name="Index_20_Link">20220913<text:tab/>9</text:a></text:p>
          <text:p text:style-name="P73"><text:a xlink:type="simple" xlink:href="#__RefHeading___Toc1112_187270813" text:style-name="Index_20_Link" text:visited-style-name="Index_20_Link">20220915<text:tab/>10</text:a></text:p>
          <text:p text:style-name="P73"><text:a xlink:type="simple" xlink:href="#__RefHeading___Toc1114_187270813" text:style-name="Index_20_Link" text:visited-style-name="Index_20_Link">20220917<text:tab/>11</text:a></text:p>
          <text:p text:style-name="P73"><text:a xlink:type="simple" xlink:href="#__RefHeading___Toc1116_187270813" text:style-name="Index_20_Link" text:visited-style-name="Index_20_Link">20230529<text:tab/>11</text:a></text:p>
          <text:p text:style-name="P73"><text:a xlink:type="simple" xlink:href="#__RefHeading___Toc1118_187270813" text:style-name="Index_20_Link" text:visited-style-name="Index_20_Link">20230531<text:tab/>12</text:a></text:p>
          <text:p text:style-name="P73"><text:a xlink:type="simple" xlink:href="#__RefHeading___Toc1120_187270813" text:style-name="Index_20_Link" text:visited-style-name="Index_20_Link">20230602<text:tab/>13</text:a></text:p>
          <text:p text:style-name="P73"><text:a xlink:type="simple" xlink:href="#__RefHeading___Toc1122_187270813" text:style-name="Index_20_Link" text:visited-style-name="Index_20_Link">20220604<text:tab/>13</text:a></text:p>
          <text:p text:style-name="P73"><text:a xlink:type="simple" xlink:href="#__RefHeading___Toc1124_187270813" text:style-name="Index_20_Link" text:visited-style-name="Index_20_Link">20230727<text:tab/>15</text:a></text:p>
        </text:index-body>
      </text:table-of-content>
      <text:h text:style-name="P83" text:outline-level="1"/>
      <text:h text:style-name="P87"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84"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P85"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3781628306" text:style-name="L1">
        <text:list-item>
          <text:p text:style-name="P75">Organise notes.</text:p>
        </text:list-item>
        <text:list-item>
          <text:p text:style-name="P75">Tidy code and package code.</text:p>
        </text:list-item>
        <text:list-item>
          <text:p text:style-name="P75">Try 2-char/1-char compression of genome (excluding numbers and accounting for row.)</text:p>
        </text:list-item>
        <text:list-item>
          <text:p text:style-name="P75">See if splitting string into list of ints and maybe substrings helps (Compression of 4x expected? 8-bit char to 4-bit digit?)</text:p>
        </text:list-item>
        <text:list-item>
          <text:p text:style-name="P74">Regular dumping of strain genome.</text:p>
        </text:list-item>
        <text:list-item>
          <text:p text:style-name="P77">Phylogenetics</text:p>
        </text:list-item>
        <text:list-item>
          <text:p text:style-name="P76">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1582999443" text:style-name="L2">
        <text:list-item>
          <text:p text:style-name="P79">NCB: Non-Compiled Browse file, a database file used with Visual Studio</text:p>
        </text:list-item>
        <text:list-item>
          <text:p text:style-name="P78"><text:span text:style-name="T9">SLN: Solution file, </text:span>contain<text:span text:style-name="T9">s</text:span> information about the project environment and the state of the project </text:p>
        </text:list-item>
        <text:list-item>
          <text:p text:style-name="P79">SUO: Solution User Operations file, used to store user preferences in Visual Studio</text:p>
        </text:list-item>
        <text:list-item>
          <text:p text:style-name="P79">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86" text:outline-level="1"><text:bookmark-start text:name="__RefHeading___Toc1122_187270813"/>20220604<text:bookmark-end text:name="__RefHeading___Toc1122_187270813"/></text:h>
      <text:p text:style-name="P47">I started trace_asexual_lines() at <text:span text:style-name="T25">20220602: ~1300, </text:span>which finished on <text:span text:style-name="T25">2022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20230802</text:h>
      <text:p text:style-name="P80">I have come to the unfortunate conclusion that this repo contains enough functions that documentation is necessary.</text:p>
      <text:p text:style-name="P80">More seriously, I need to split the code into sections, roughly on Initialisation, Reading Archives and Phylogenetics. Then I can begin removing code that has become unneeded, or simply didn’t work out.</text:p>
      <text:p text:style-name="P80">Firstly for reading archives, the swarm of translation functions really needs some unravelling:</text:p>
      <text:list xml:id="list4221164581" text:style-name="L3">
        <text:list-item>
          <text:p text:style-name="P81">convert_binary_to_base4(): Function to convert from binary to base-4, so as to retain 2's complement.<text:line-break/>No need with arbitrary element length.</text:p>
        </text:list-item>
        <text:list-item>
          <text:p text:style-name="P81">convert_b4_to_decimal()</text:p>
        </text:list-item>
        <text:list-item>
          <text:p text:style-name="P81">convert_b4_to_intstr()</text:p>
        </text:list-item>
        <text:list-item>
          <text:p text:style-name="P81">convert_kforth_to_base4()</text:p>
        </text:list-item>
        <text:list-item>
          <text:p text:style-name="P81">convert_base4_to_kforth()</text:p>
        </text:list-item>
        <text:list-item>
          <text:p text:style-name="P81">convert_base4_to_nucleotide()<text:line-break/>No need, can retrieve from past versions.</text:p>
        </text:list-item>
        <text:list-item>
          <text:p text:style-name="P81">convert_nucleotide_to_base4()</text:p>
        </text:list-item>
        <text:list-item>
          <text:p text:style-name="P81">join_genome_for_msa()</text:p>
        </text:list-item>
        <text:list-item>
          <text:p text:style-name="P81">convert_base4_to_aaff(): Convert keywords to AA-FF for storage. </text:p>
        </text:list-item>
        <text:list-item>
          <text:p text:style-name="P81">store_aaff(): Converts AAFF list to string.</text:p>
        </text:list-item>
        <text:list-item>
          <text:p text:style-name="P81">retrieve_aaff(): Converts AAFF string to list.</text:p>
        </text:list-item>
        <text:list-item>
          <text:p text:style-name="P81">convert_aaff_to_base4()</text:p>
        </text:list-item>
        <text:list-item>
          <text:p text:style-name="P81">convert_aaff_to_xascii(): Convert list of AAFF to Extended ASCII.<text:line-break/>No need because minimal space savings for a lot of complexity.</text:p>
        </text:list-item>
        <text:list-item>
          <text:p text:style-name="P81">unspool_aaff_for_msa(): Single function to convert chosen AAFF strings into nucleotide sequences for MSA.</text:p>
        </text:list-item>
        <text:list-item>
          <text:p text:style-name="P81">check_input_files(): This function is used for variable inputs. May print ‘Mismatch in EVOLVE and PHASCII detected’.</text:p>
        </text:list-item>
        <text:list-item>
          <text:p text:style-name="P81">translate_aaff_to_kforth<text:span text:style-name="T43">(): To eyeball the genome. Returns kforth_string.</text:span></text:p>
        </text:list-item>
        <text:list-item>
          <text:p text:style-name="P81">split_kforth_to_read<text:span text:style-name="T43">(): Split aaff_string into kforth_rows_list for readability.</text:span></text:p>
        </text:list-item>
        <text:list-item>
          <text:p text:style-name="P81">fix_negnum_in_aaff<text:span text:style-name="T43">(): Fix negative numbers in strain_genome_015 as they were far too large.<text:line-break/>No need because it was to implement a hotfix.</text:span></text:p>
        </text:list-item>
        <text:list-item>
          <text:p text:style-name="P81">save_aaff_to_fasta<text:span text:style-name="T43">()</text:span></text:p>
        </text:list-item>
        <text:list-item>
          <text:p text:style-name="P81">fix_aaff_into_xascii<text:span text:style-name="T43">(): Change data storage format for strain_genome_015.</text:span></text:p>
        </text:list-item>
      </text:list>
      <text:p text:style-name="P82">For convenience, here are the genome lengths:</text:p>
      <text:p text:style-name="P82">array([ 34, <text:s/>12, <text:s/>38, <text:s/>30, <text:s/>32, <text:s/>36, <text:s/>45, <text:s/>22, <text:s/>37, <text:s/>31, <text:s/>33, <text:s/>35, <text:s/>28,</text:p>
      <text:p text:style-name="P82"><text:s text:c="8"/>39, <text:s/>15, <text:s/>48, <text:s/>13, <text:s/>29, <text:s/>55, <text:s/>43, <text:s/>40, <text:s text:c="2"/>8, <text:s/>52, <text:s/>27, <text:s/>23, <text:s/>56,</text:p>
      <text:p text:style-name="P82"><text:s text:c="8"/>44, <text:s/>42, <text:s/>41, <text:s/>26, <text:s/>14, <text:s/>25, <text:s/>53, <text:s/>61, <text:s/>24, <text:s/>59, <text:s/>20, <text:s/>16, <text:s/>18,</text:p>
      <text:p text:style-name="P82"><text:s text:c="8"/>58, <text:s/>54, <text:s/>11, <text:s/>17, <text:s/>21, <text:s/>10, <text:s/>49, <text:s/>47, <text:s/>46, <text:s/>51, <text:s/>50, <text:s/>19, <text:s/>57,</text:p>
      <text:p text:style-name="P82"><text:s text:c="9"/>9, <text:s/>60, <text:s/>62, <text:s/>77, <text:s/>66, <text:s/>75, <text:s/>68, <text:s/>65, <text:s text:c="2"/>3, <text:s/>64, <text:s/>63, <text:s/>82, <text:s/>79,</text:p>
      <text:p text:style-name="P82"><text:s text:c="8"/>70, <text:s/>69, <text:s/>74, <text:s/>81, <text:s/>72, <text:s/>71, <text:s/>80, <text:s/>87, <text:s/>76, <text:s/>78, <text:s/>86, <text:s/>85, <text:s/>73,</text:p>
      <text:p text:style-name="P82"><text:soft-page-break/><text:s text:c="8"/>67, <text:s/>96, <text:s/>84, <text:s/>89, <text:s/>94, <text:s/>83, <text:s/>88, <text:s/>91, 102, <text:s/>97, <text:s/>95, <text:s/>93, 106,</text:p>
      <text:p text:style-name="P82"><text:s text:c="7"/>100, <text:s/>90, <text:s text:c="2"/>7, 103, 107, 105, 104, <text:s/>92, 101, 113, <text:s/>98, <text:s/>99, 109,</text:p>
      <text:p text:style-name="P82"><text:s text:c="7"/>108, 110, 111, 115, 112, 122, 114, 133, 131, 127, 117, 116, 130,</text:p>
      <text:p text:style-name="P82"><text:s text:c="7"/>118, 125, 120, 121, 119, 132, 129, 128, 124, 134, 126, 136, 135,</text:p>
      <text:p text:style-name="P82"><text:s text:c="7"/>157, 142, 138, 153, 140, 145, 137, 123, 154, 158, 155, 152, 144,</text:p>
      <text:p text:style-name="P82"><text:s text:c="7"/>150, 147, 178, 151, 159, 148, 162, 143, 141, 139, 160, 161, 146,</text:p>
      <text:p text:style-name="P82"><text:s text:c="7"/>149, 176, 170, 171, 167, 173, 156, 177, 183, 164, 166, 182, 174,</text:p>
      <text:p text:style-name="P82"><text:s text:c="7"/>163, 184, 169], dtype=int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Source Code Pro" svg:font-family="'Source Code Pro'"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3-08-02T22:56:30.654000000</dc:date>
    <meta:editing-duration>P3DT12H40M34S</meta:editing-duration>
    <meta:editing-cycles>57</meta:editing-cycles>
    <meta:generator>LibreOffice/6.1.6.3$Windows_X86_64 LibreOffice_project/5896ab1714085361c45cf540f76f60673dd96a72</meta:generator>
    <meta:document-statistic meta:table-count="0" meta:image-count="0" meta:object-count="0" meta:page-count="18" meta:paragraph-count="407" meta:word-count="7598" meta:character-count="46370" meta:non-whitespace-character-count="38697"/>
  </office:meta>
</office:document-meta>
</file>